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Bibliography_20_1">
      <style:paragraph-properties fo:break-before="page"/>
    </style:style>
    <style:style style:name="T1" style:family="text">
      <style:text-properties fo:font-weight="bold" style:font-style-asian="normal" style:font-weight-asian="bold" style:font-style-complex="normal" style:font-weight-complex="bold"/>
    </style:style>
    <style:style style:name="T2" style:family="text">
      <style:text-properties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style-asian="normal" style:font-weight-asian="normal" style:font-style-complex="normal" style:font-weight-complex="normal"/>
    </style:style>
    <style:style style:name="T7" style:family="text">
      <style:text-properties style:font-style-asian="normal" style:font-weight-asian="bold" style:font-style-complex="normal" style:font-weight-complex="bold"/>
    </style:style>
    <style:style style:name="T8" style:family="text">
      <style:text-properties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thway papers</text:p>
      <text:p text:style-name="Standard">Brownian Dynamics</text:p>
      <text:p text:style-name="Standard"><text:reference-mark-start text:name="ZOTERO_ITEM {&quot;citationID&quot;:&quot;2evas9q5rt&quot;,&quot;citationItems&quot;:[{&quot;uri&quot;:[&quot;http://zotero.org/users/412717/items/7A9KRQVP&quot;]}]} RNDemMUpj8u23"/>[1]<text:reference-mark-end text:name="ZOTERO_ITEM {&quot;citationID&quot;:&quot;2evas9q5rt&quot;,&quot;citationItems&quot;:[{&quot;uri&quot;:[&quot;http://zotero.org/users/412717/items/7A9KRQVP&quot;]}]} RNDemMUpj8u23"/></text:p>
      <text:p text:style-name="Standard"><text:reference-mark-start text:name="ZOTERO_ITEM {&quot;citationID&quot;:&quot;1s5au98vv5&quot;,&quot;citationItems&quot;:[{&quot;uri&quot;:[&quot;http://zotero.org/users/412717/items/XVJVJS6U&quot;]}]} RNDVCZMQ5aXYk"/>[2]<text:reference-mark-end text:name="ZOTERO_ITEM {&quot;citationID&quot;:&quot;1s5au98vv5&quot;,&quot;citationItems&quot;:[{&quot;uri&quot;:[&quot;http://zotero.org/users/412717/items/XVJVJS6U&quot;]}]} RNDVCZMQ5aXYk"/></text:p>
      <text:p text:style-name="Standard"><text:reference-mark-start text:name="ZOTERO_ITEM {&quot;citationID&quot;:&quot;13mdddttnr&quot;,&quot;citationItems&quot;:[{&quot;uri&quot;:[&quot;http://zotero.org/users/412717/items/TVDV35HN&quot;]}]} RNDkoimfIFlHb"/>[3]<text:reference-mark-end text:name="ZOTERO_ITEM {&quot;citationID&quot;:&quot;13mdddttnr&quot;,&quot;citationItems&quot;:[{&quot;uri&quot;:[&quot;http://zotero.org/users/412717/items/TVDV35HN&quot;]}]} RNDkoimfIFlHb"/></text:p>
      <text:p text:style-name="Standard"><text:reference-mark-start text:name="ZOTERO_ITEM {&quot;citationID&quot;:&quot;18sg8qitum&quot;,&quot;citationItems&quot;:[{&quot;label&quot;:&quot;page&quot;,&quot;uri&quot;:[&quot;http://zotero.org/users/412717/items/7A9KRQVP&quot;]},{&quot;label&quot;:&quot;page&quot;,&quot;uri&quot;:[&quot;http://zotero.org/users/412717/items/TVDV35HN&quot;]},{&quot;label&quot;:&quot;page&quot;,&quot;uri&quot;:[&quot;http://zotero.org/users/412717/items/8SFZQRT6&quot;]},{&quot;label&quot;:&quot;page&quot;,&quot;uri&quot;:[&quot;http://zotero.org/users/412717/items/ZUZ474P4&quot;]},{&quot;label&quot;:&quot;page&quot;,&quot;uri&quot;:[&quot;http://zotero.org/users/412717/items/4IW2UU9Z&quot;]}]} RNDNr5CcbdzMl"/>[1, 3–6]<text:reference-mark-end text:name="ZOTERO_ITEM {&quot;citationID&quot;:&quot;18sg8qitum&quot;,&quot;citationItems&quot;:[{&quot;label&quot;:&quot;page&quot;,&quot;uri&quot;:[&quot;http://zotero.org/users/412717/items/7A9KRQVP&quot;]},{&quot;label&quot;:&quot;page&quot;,&quot;uri&quot;:[&quot;http://zotero.org/users/412717/items/TVDV35HN&quot;]},{&quot;label&quot;:&quot;page&quot;,&quot;uri&quot;:[&quot;http://zotero.org/users/412717/items/8SFZQRT6&quot;]},{&quot;label&quot;:&quot;page&quot;,&quot;uri&quot;:[&quot;http://zotero.org/users/412717/items/ZUZ474P4&quot;]},{&quot;label&quot;:&quot;page&quot;,&quot;uri&quot;:[&quot;http://zotero.org/users/412717/items/4IW2UU9Z&quot;]}]} RNDNr5CcbdzMl"/></text:p>
      <text:p text:style-name="Standard"/>
      <text:p text:style-name="Standard">monte-carlo</text:p>
      <text:p text:style-name="Standard"><text:reference-mark-start text:name="ZOTERO_ITEM {&quot;citationID&quot;:&quot;2d1hdgdvbq&quot;,&quot;citationItems&quot;:[{&quot;uri&quot;:[&quot;http://zotero.org/users/412717/items/K65QG9MH&quot;]}]} RNDA16PDxNkLR"/>[7]<text:reference-mark-end text:name="ZOTERO_ITEM {&quot;citationID&quot;:&quot;2d1hdgdvbq&quot;,&quot;citationItems&quot;:[{&quot;uri&quot;:[&quot;http://zotero.org/users/412717/items/K65QG9MH&quot;]}]} RNDA16PDxNkLR"/></text:p>
      <text:p text:style-name="Standard"><text:reference-mark-start text:name="ZOTERO_ITEM {&quot;citationID&quot;:&quot;72hbh67po&quot;,&quot;citationItems&quot;:[{&quot;uri&quot;:[&quot;http://zotero.org/users/412717/items/F4RRMJXF&quot;]}]} RNDGXfxDYM7gw"/>[8]<text:reference-mark-end text:name="ZOTERO_ITEM {&quot;citationID&quot;:&quot;72hbh67po&quot;,&quot;citationItems&quot;:[{&quot;uri&quot;:[&quot;http://zotero.org/users/412717/items/F4RRMJXF&quot;]}]} RNDGXfxDYM7gw"/></text:p>
      <text:p text:style-name="Standard"/>
      <text:p text:style-name="Standard">ligpath</text:p>
      <text:p text:style-name="Standard"><text:reference-mark-start text:name="ZOTERO_ITEM {&quot;citationID&quot;:&quot;cls9ihsrg&quot;,&quot;citationItems&quot;:[{&quot;uri&quot;:[&quot;http://zotero.org/users/412717/items/Q9CZ5JUH&quot;]}]} RND1vxxUGcvYm"/>[9]<text:reference-mark-end text:name="ZOTERO_ITEM {&quot;citationID&quot;:&quot;cls9ihsrg&quot;,&quot;citationItems&quot;:[{&quot;uri&quot;:[&quot;http://zotero.org/users/412717/items/Q9CZ5JUH&quot;]}]} RND1vxxUGcvYm"/></text:p>
      <text:p text:style-name="Standard"/>
      <text:p text:style-name="Standard">new on docking</text:p>
      <text:p text:style-name="Standard"><text:reference-mark-start text:name="ZOTERO_ITEM {&quot;citationID&quot;:&quot;2evu8ail8b&quot;,&quot;citationItems&quot;:[{&quot;uri&quot;:[&quot;http://zotero.org/users/412717/items/8WFD3TNR&quot;]}]} RNDM1f19Zy8TO"/>[10]<text:reference-mark-end text:name="ZOTERO_ITEM {&quot;citationID&quot;:&quot;2evu8ail8b&quot;,&quot;citationItems&quot;:[{&quot;uri&quot;:[&quot;http://zotero.org/users/412717/items/8WFD3TNR&quot;]}]} RNDM1f19Zy8TO"/></text:p>
      <text:p text:style-name="Standard">introduce smooth component of free energy, account for the change of vdW contribution along the path to buried active site <text:reference-mark-start text:name="ZOTERO_ITEM {&quot;citationID&quot;:&quot;rb1aau7ps&quot;,&quot;citationItems&quot;:[{&quot;uri&quot;:[&quot;http://zotero.org/users/412717/items/CTFG8TQS&quot;]}]} RNDCOr1KmtOIL"/>[11]<text:reference-mark-end text:name="ZOTERO_ITEM {&quot;citationID&quot;:&quot;rb1aau7ps&quot;,&quot;citationItems&quot;:[{&quot;uri&quot;:[&quot;http://zotero.org/users/412717/items/CTFG8TQS&quot;]}]} RNDCOr1KmtOIL"/></text:p>
      <text:p text:style-name="Standard">follow the movement of ligand from active site toward protein surface, pathway identified by local minimum of free energy <text:reference-mark-start text:name="ZOTERO_ITEM {&quot;citationID&quot;:&quot;17pn9krapa&quot;,&quot;citationItems&quot;:[{&quot;uri&quot;:[&quot;http://zotero.org/users/412717/items/XFVH87GW&quot;]}]} RNDkj96VHBEJJ"/>[12]<text:reference-mark-end text:name="ZOTERO_ITEM {&quot;citationID&quot;:&quot;17pn9krapa&quot;,&quot;citationItems&quot;:[{&quot;uri&quot;:[&quot;http://zotero.org/users/412717/items/XFVH87GW&quot;]}]} RNDkj96VHBEJJ"/></text:p>
      <text:p text:style-name="Standard">monte-carlo, continued</text:p>
      <text:p text:style-name="Standard"><text:reference-mark-start text:name="ZOTERO_ITEM {&quot;citationID&quot;:&quot;1u9bl36dsj&quot;,&quot;citationItems&quot;:[{&quot;uri&quot;:[&quot;http://zotero.org/users/412717/items/X6G7977G&quot;]}]} RNDyg4G3Bi7tt"/>[13]<text:reference-mark-end text:name="ZOTERO_ITEM {&quot;citationID&quot;:&quot;1u9bl36dsj&quot;,&quot;citationItems&quot;:[{&quot;uri&quot;:[&quot;http://zotero.org/users/412717/items/X6G7977G&quot;]}]} RNDyg4G3Bi7tt"/></text:p>
      <text:p text:style-name="Standard">motion planning (in robotics) <text:reference-mark-start text:name="ZOTERO_ITEM {&quot;citationID&quot;:&quot;4dohh89pv&quot;,&quot;citationItems&quot;:[{&quot;uri&quot;:[&quot;http://zotero.org/users/412717/items/X3WMX8VX&quot;]}]} RND9PW87EKYfD"/>[14]<text:reference-mark-end text:name="ZOTERO_ITEM {&quot;citationID&quot;:&quot;4dohh89pv&quot;,&quot;citationItems&quot;:[{&quot;uri&quot;:[&quot;http://zotero.org/users/412717/items/X3WMX8VX&quot;]}]} RND9PW87EKYfD"/> <text:reference-mark-start text:name="ZOTERO_ITEM {&quot;citationID&quot;:&quot;6uqigkdpk&quot;,&quot;citationItems&quot;:[{&quot;uri&quot;:[&quot;http://zotero.org/users/412717/items/TRCUFNZX&quot;]}]} RNDKQyh1Ehcnp"/>[15]<text:reference-mark-end text:name="ZOTERO_ITEM {&quot;citationID&quot;:&quot;6uqigkdpk&quot;,&quot;citationItems&quot;:[{&quot;uri&quot;:[&quot;http://zotero.org/users/412717/items/TRCUFNZX&quot;]}]} RNDKQyh1Ehcnp"/></text:p>
      <text:p text:style-name="Standard">cavity screening algorithms <text:reference-mark-start text:name="ZOTERO_ITEM {&quot;citationID&quot;:&quot;1n3nvom1b0&quot;,&quot;citationItems&quot;:[{&quot;uri&quot;:[&quot;http://zotero.org/users/412717/items/THC5KE5H&quot;]}]} RNDgD3dR5AZV5"/>[16]<text:reference-mark-end text:name="ZOTERO_ITEM {&quot;citationID&quot;:&quot;1n3nvom1b0&quot;,&quot;citationItems&quot;:[{&quot;uri&quot;:[&quot;http://zotero.org/users/412717/items/THC5KE5H&quot;]}]} RNDgD3dR5AZV5"/></text:p>
      <text:p text:style-name="Standard">molecular dynamics <text:reference-mark-start text:name="ZOTERO_ITEM {&quot;citationID&quot;:&quot;2rvid4clf&quot;,&quot;citationItems&quot;:[{&quot;uri&quot;:[&quot;http://zotero.org/users/412717/items/WI2TDSJ9&quot;]}]} RNDFO3M0rWxdM"/>[17]<text:reference-mark-end text:name="ZOTERO_ITEM {&quot;citationID&quot;:&quot;2rvid4clf&quot;,&quot;citationItems&quot;:[{&quot;uri&quot;:[&quot;http://zotero.org/users/412717/items/WI2TDSJ9&quot;]}]} RNDFO3M0rWxdM"/> </text:p>
      <text:p text:style-name="Standard"><text:reference-mark-start text:name="ZOTERO_ITEM {&quot;citationID&quot;:&quot;7jeii2bt0&quot;,&quot;citationItems&quot;:[{&quot;uri&quot;:[&quot;http://zotero.org/users/412717/items/MKWV2M42&quot;]}]} RNDoScKTRINV4"/>[18]<text:reference-mark-end text:name="ZOTERO_ITEM {&quot;citationID&quot;:&quot;7jeii2bt0&quot;,&quot;citationItems&quot;:[{&quot;uri&quot;:[&quot;http://zotero.org/users/412717/items/MKWV2M42&quot;]}]} RNDoScKTRINV4"/></text:p>
      <text:section text:style-name="Sect1" text:name="ZOTERO_BIBL {&quot;custom&quot;:[]} RNDS73c9bRM8Y">
        <text:p text:style-name="P1"><text:span text:style-name="T6">1. Sept D, McCammon JA: </text:span><text:span text:style-name="T1">Thermodynamics and kinetics of actin filament nucleation</text:span><text:span text:style-name="T2">. </text:span><text:span text:style-name="T3">Biophysical journal</text:span><text:span text:style-name="T4"> 2001, </text:span><text:span text:style-name="T5">81</text:span><text:span text:style-name="T4">:667–674.</text:span></text:p>
        <text:p text:style-name="Bibliography_20_1"><text:span text:style-name="T4">2. Selzer T, Schreiber G: </text:span><text:span text:style-name="T5">New insights into the mechanism of protein-protein association</text:span><text:span text:style-name="T4">. </text:span><text:span text:style-name="T3">Proteins: Structure, Function, and Genetics</text:span><text:span text:style-name="T4"> 2001, </text:span><text:span text:style-name="T5">45</text:span><text:span text:style-name="T4">:190-198.</text:span></text:p>
        <text:p text:style-name="Bibliography_20_1"><text:span text:style-name="T4">3. Długosz M, Huber GA, McCammon JA, Trylska J: </text:span><text:span text:style-name="T5">Brownian dynamics study of the association between the 70S ribosome and elongation factor G</text:span><text:span text:style-name="T4">. </text:span><text:span text:style-name="T3">Biopolymers</text:span><text:span text:style-name="T4"> 2011, </text:span><text:span text:style-name="T5">95</text:span><text:span text:style-name="T4">:616-627.</text:span></text:p>
        <text:p text:style-name="Bibliography_20_1"><text:span text:style-name="T4">4. Lee KI, Rui H, Pastor RW, Im W: </text:span><text:span text:style-name="T5">Brownian Dynamics Simulations of Ion Transport through the VDAC</text:span><text:span text:style-name="T4">. </text:span><text:span text:style-name="T3">Biophysical Journal</text:span><text:span text:style-name="T4"> 2011, </text:span><text:span text:style-name="T5">100</text:span><text:span text:style-name="T4">:611-619.</text:span></text:p>
        <text:p text:style-name="Bibliography_20_1"><text:span text:style-name="T4">5. Noguchi H, Takasu M: </text:span><text:span text:style-name="T5">Fusion pathways of vesicles: A Brownian dynamics simulation</text:span><text:span text:style-name="T4">. </text:span><text:span text:style-name="T3">The Journal of Chemical Physics</text:span><text:span text:style-name="T4"> 2001, </text:span><text:span text:style-name="T5">115</text:span><text:span text:style-name="T4">:9547.</text:span></text:p>
        <text:p text:style-name="Bibliography_20_1"><text:span text:style-name="T4">6. Barreda JL, Zhou H-X: </text:span><text:span text:style-name="T5">Theory and simulation of diffusion-influenced, stochastically gated ligand binding to buried sites</text:span><text:span text:style-name="T4">. </text:span><text:span text:style-name="T3">The Journal of Chemical Physics</text:span><text:span text:style-name="T4"> 2011, </text:span><text:span text:style-name="T5">135</text:span><text:span text:style-name="T4">:145101.</text:span></text:p>
        <text:p text:style-name="Bibliography_20_1"><text:span text:style-name="T4">7. Sadigh B, Lenosky TJ, Theiss SK, Caturla M-J, Diaz de la Rubia T, Foad MA: </text:span><text:span text:style-name="T5">Mechanism of Boron Diffusion in Silicon: An Ab Initio and Kinetic Monte Carlo Study</text:span><text:span text:style-name="T4">. </text:span><text:span text:style-name="T3">Phys. Rev. Lett.</text:span><text:span text:style-name="T4"> 1999, </text:span><text:span text:style-name="T5">83</text:span><text:span text:style-name="T4">:4341-4344.</text:span></text:p>
        <text:p text:style-name="Bibliography_20_1"><text:span text:style-name="T4">8. Voter AF: </text:span><text:span text:style-name="T5">Introduction to the kinetic Monte Carlo method</text:span><text:span text:style-name="T4">. </text:span><text:span text:style-name="T3">Radiation Effects in Solids</text:span><text:span text:style-name="T4"> 2007:1–23.</text:span></text:p>
        <text:p text:style-name="Bibliography_20_1"><text:span text:style-name="T4">9. Straßer A, Wittmann H-J: </text:span><text:span text:style-name="T5">LigPath: a module for predictive calculation of a ligand’s pathway into a receptor-application to the gpH1 - receptor</text:span><text:span text:style-name="T4">. </text:span><text:span text:style-name="T3">Journal of Molecular Modeling</text:span><text:span text:style-name="T4"> 2006, </text:span><text:span text:style-name="T5">13</text:span><text:span text:style-name="T4">:209-218.</text:span></text:p>
        <text:p text:style-name="Bibliography_20_1"><text:span text:style-name="T4">10. Forli S, Olson AJ: </text:span><text:span text:style-name="T5">A Force Field with Discrete Displaceable Waters and Desolvation Entropy for Hydrated Ligand Docking</text:span><text:span text:style-name="T4">. </text:span><text:span text:style-name="T3">J. Med. Chem.</text:span><text:span text:style-name="T4"> 2011, </text:span><text:span text:style-name="T5">55</text:span><text:span text:style-name="T4">:623-638.</text:span></text:p>
        <text:p text:style-name="Bibliography_20_1"><text:span text:style-name="T4"/></text:p>
        <text:p text:style-name="P1"><text:span text:style-name="T4">11. Camacho CJ, Vajda S: </text:span><text:span text:style-name="T5">Protein docking along smooth association pathways</text:span><text:span text:style-name="T4">. </text:span><text:span text:style-name="T3">Proc Natl Acad Sci U S A</text:span><text:span text:style-name="T4"> 2001, </text:span><text:span text:style-name="T5">98</text:span><text:span text:style-name="T4">:10636-10641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2. Sai Ram KVVM, Rambabu G, Sarma JARP, Desiraju GR: </text:span><text:span text:style-name="T5">Ligand Coordinate Analysis of SC-558 from the Active Site to the Surface of COX-2:  A Molecular Dynamics Study</text:span><text:span text:style-name="T4">. </text:span><text:span text:style-name="T3">J. Chem. Inf. Model.</text:span><text:span text:style-name="T4"> 2006, </text:span><text:span text:style-name="T5">46</text:span><text:span text:style-name="T4">:1784-1794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3. Borrelli KW, Vitalis A, Alcantara R, Guallar V: </text:span><text:span text:style-name="T5">PELE:  Protein Energy Landscape Exploration. A Novel Monte Carlo Based Technique</text:span><text:span text:style-name="T4">. </text:span><text:span text:style-name="T3">J. Chem. Theory Comput.</text:span><text:span text:style-name="T4"> 2005, </text:span><text:span text:style-name="T5">1</text:span><text:span text:style-name="T4">:1304-1311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4. Singh AP, Latombe JC, Brutlag DL: </text:span><text:span text:style-name="T5">A motion planning approach to flexible ligand binding</text:span><text:span text:style-name="T4">. In </text:span><text:span text:style-name="T3">7th Int. Conf. on Intelligent Systems for Molecular Biology (ISMB)</text:span><text:span text:style-name="T4">. 1999:252–261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5. Lin T-L, Song G: </text:span><text:span text:style-name="T5">Efficient mapping of ligand migration channel networks in dynamic proteins</text:span><text:span text:style-name="T4">. </text:span><text:span text:style-name="T3">Proteins: Structure, Function, and Bioinformatics</text:span><text:span text:style-name="T4"> 2011, </text:span><text:span text:style-name="T5">79</text:span><text:span text:style-name="T4">:2475-2490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6. Martin P, Michal O, Pavel B, Pavlína K, Jaroslav K, Jiří D: </text:span><text:span text:style-name="T5">CAVER: a new tool to explore routes from protein clefts, pockets and cavities</text:span><text:span text:style-name="T4">. </text:span><text:span text:style-name="T3">BMC Bioinformatics</text:span><text:span text:style-name="T4"> 2006, </text:span><text:span text:style-name="T5">7</text:span><text:span text:style-name="T4">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7. Klvana M, Pavlova M, Koudelakova T, Chaloupkova R, Dvorak P, Prokop Z, Stsiapanava A, Kuty M, Kuta-Smatanova I, Dohnalek J, Kulhanek P, Wade RC, Damborsky J: </text:span><text:span text:style-name="T5">Pathways and mechanisms for product release in the engineered Haloalkane dehalogenases explored using classical and random acceleration molecular dynamics simulations</text:span><text:span text:style-name="T4">. </text:span><text:span text:style-name="T3">Journal of Molecular Biology</text:span><text:span text:style-name="T4"> 2009, </text:span><text:span text:style-name="T5">392</text:span><text:span text:style-name="T4">:1339-1356.</text:span></text:p>
        <text:p text:style-name="Bibliography_20_1"><text:span text:style-name="T4"/></text:p>
        <text:p text:style-name="Bibliography_20_1"><text:span text:style-name="T4"/></text:p>
        <text:p text:style-name="Bibliography_20_1"><text:span text:style-name="T4">18. Le L, Lee E, Schulten K, Truong TN: </text:span><text:span text:style-name="T5">Molecular modeling of swine influenza A/H1N1, Spanish H1N1, and avian H5N1 flu N1 neuraminidases bound to Tamiflu and Relenza</text:span><text:span text:style-name="T4">. </text:span><text:span text:style-name="T3">PLoS Curr</text:span><text:span text:style-name="T4"> 2011, </text:span><text:span text:style-name="T5">1</text:span><text:span text:style-name="T4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.1665in" style:line-height-at-least="0.1665in" fo:text-indent="0in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07in" fo:margin-bottom="0.513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ng Khung</meta:initial-creator>
    <meta:creation-date>2012-07-09T16:02:34</meta:creation-date>
    <dc:date>2012-07-18T18:03:29</dc:date>
    <dc:creator>Trang Khung</dc:creator>
    <meta:editing-duration>PT75H29M26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39" meta:word-count="551" meta:character-count="3583"/>
    <meta:user-defined meta:name="Info 1"/>
    <meta:user-defined meta:name="Info 2"/>
    <meta:user-defined meta:name="Info 3"/>
    <meta:user-defined meta:name="Info 4"/>
    <meta:user-defined meta:name="ZOTERO_PREF_1">&lt;data data-version="3" zotero-version="2.1.10"&gt;&lt;session id="WZWlqID4"/&gt;&lt;style id="http://www.zotero.org/styles/bmc-bioinformatics" hasBibliography="1" bibliographyStyleHasBeenSet="1"/&gt;&lt;prefs&gt;&lt;pref name="fieldType" value="ReferenceMark"/&gt;&lt;pref name="noteTy</meta:user-defined>
    <meta:user-defined meta:name="ZOTERO_PREF_2">pe" value="0"/&gt;&lt;/prefs&gt;&lt;/data&gt;</meta:user-defined>
  </office:meta>
</office:document-meta>
</file>